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e703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0d5f" officeooo:paragraph-rsid="000b0d5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e9bd" officeooo:paragraph-rsid="000ce9b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e703f" officeooo:paragraph-rsid="000e703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2a33" officeooo:paragraph-rsid="00122a33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703f"/>
    </style:style>
    <style:style style:name="T3" style:family="text">
      <style:text-properties officeooo:rsid="00106f1f"/>
    </style:style>
    <style:style style:name="T4" style:family="text">
      <style:text-properties officeooo:rsid="00127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4"/>
      <text:p text:style-name="P4"/>
      <text:p text:style-name="P4">Dilluns<text:tab/>25/09/23</text:p>
      <text:p text:style-name="P2"/>
      <text:p text:style-name="P2">Presentació assignatura.</text:p>
      <text:p text:style-name="P5">Comentem l'ús del lloc web.</text:p>
      <text:p text:style-name="P3">Comentem les normes del taller <text:span text:style-name="T2">i mesures de protecció</text:span>.</text:p>
      <text:p text:style-name="P9">Veure catàleg “<text:a xlink:type="simple" xlink:href="https://www.laherramientabalear.com/web/content/82158">Herramienta Balear</text:a>”</text:p>
      <text:p text:style-name="P8"/>
      <text:p text:style-name="P8"><text:span text:style-name="T4">Fer un pressupost de l'equipament</text:span> de protecció <text:span text:style-name="T3">personal</text:span></text:p>
      <text:p text:style-name="P5"><text:s/></text:p>
      <text:p text:style-name="P6">Comentem 1.1 Condicions del lloc de feina</text:p>
      <text:p text:style-name="P6">Diferencia entre màquines de mecanitzat, rectificat</text:p>
      <text:p text:style-name="P7">vídeos “<text:a xlink:type="simple" xlink:href="https://youtu.be/_fSakYlWCfQ?si=HuPg0YlKcarvmAo_">Fundamentos del mecanizado</text:a>” y “<text:a xlink:type="simple" xlink:href="https://youtu.be/b-lX9TVDnJY?si=uBCCAZK4tuxFg3qD">Qué es y para qué sirve el mecanizado</text:a>” </text:p>
      <text:p text:style-name="P6">Eines manuals de muntatge (claus diversos tipus)</text:p>
      <text:p text:style-name="P6"/>
      <text:p text:style-name="P6">Comentem serra d'arc.</text:p>
      <text:p text:style-name="P7">vídeo “<text:a xlink:type="simple" xlink:href="https://youtu.be/Rk6YHFmFMbk?si=Vr0bI1OlRbMr2DJ9">Cómo cortar con sierra de arco</text:a>”</text:p>
      <text:p text:style-name="P7"/>
      <text:p text:style-name="P7"/>
      <text:p text:style-name="P2"/>
      <text:p text:style-name="P4">Dimarts<text:tab/>26/09/23</text:p>
      <text:p text:style-name="P4"/>
      <text:p text:style-name="P4"/>
      <text:p text:style-name="P4">Dimecres<text:tab/>27/09/23</text:p>
      <text:p text:style-name="P4"/>
      <text:p text:style-name="P4"/>
      <text:p text:style-name="P4">Dijous<text:tab/><text:tab/>28/09/23</text:p>
      <text:p text:style-name="P4"/>
      <text:p text:style-name="P4"/>
      <text:p text:style-name="P4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5T05:40:18.719021591</dc:date>
    <meta:editing-duration>PT10M20S</meta:editing-duration>
    <meta:editing-cycles>9</meta:editing-cycles>
    <meta:document-statistic meta:table-count="0" meta:image-count="0" meta:object-count="0" meta:page-count="1" meta:paragraph-count="18" meta:word-count="84" meta:character-count="575" meta:non-whitespace-character-count="504"/>
  </office:meta>
</office:document-meta>
</file>